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Betrag</text:p>
          </table:table-cell>
          <table:table-cell table:style-name="ce1" office:value-type="string" calcext:value-type="string">
            <text:p>Zinsen</text:p>
          </table:table-cell>
          <table:table-cell table:style-name="ce1" office:value-type="string" calcext:value-type="string">
            <text:p>Raten Monatlich</text:p>
          </table:table-cell>
          <table:table-cell table:style-name="ce1" office:value-type="string" calcext:value-type="string">
            <text:p>Laufzeit</text:p>
          </table:table-cell>
        </table:table-row>
        <table:table-row table:style-name="ro1">
          <table:table-cell office:value-type="float" office:value="20917" calcext:value-type="float">
            <text:p>20917</text:p>
          </table:table-cell>
          <table:table-cell office:value-type="float" office:value="911400" calcext:value-type="float">
            <text:p>911400</text:p>
          </table:table-cell>
          <table:table-cell office:value-type="float" office:value="250" calcext:value-type="float">
            <text:p>250</text:p>
          </table:table-cell>
          <table:table-cell office:value-type="float" office:value="25000" calcext:value-type="float">
            <text:p>25000</text:p>
          </table:table-cell>
          <table:table-cell table:style-name="ce4" office:value-type="date" office:date-value="2018-06-30" calcext:value-type="date">
            <text:p>30.06.18</text:p>
          </table:table-cell>
        </table:table-row>
        <table:table-row table:style-name="ro1">
          <table:table-cell office:value-type="float" office:value="30009" calcext:value-type="float">
            <text:p>30009</text:p>
          </table:table-cell>
          <table:table-cell office:value-type="float" office:value="24400" calcext:value-type="float">
            <text:p>2440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table:style-name="ce4" office:value-type="date" office:date-value="2021-01-31" calcext:value-type="date">
            <text:p>31.01.21</text:p>
          </table:table-cell>
        </table:table-row>
        <table:table-row table:style-name="ro1">
          <table:table-cell office:value-type="float" office:value="30909" calcext:value-type="float">
            <text:p>30909</text:p>
          </table:table-cell>
          <table:table-cell office:value-type="float" office:value="590000" calcext:value-type="float">
            <text:p>590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table:style-name="ce4" office:value-type="date" office:date-value="2017-12-31" calcext:value-type="date">
            <text:p>31.12.17</text:p>
          </table:table-cell>
        </table:table-row>
        <table:table-row table:style-name="ro1">
          <table:table-cell office:value-type="float" office:value="30111" calcext:value-type="float">
            <text:p>30111</text:p>
          </table:table-cell>
          <table:table-cell office:value-type="float" office:value="34500" calcext:value-type="float">
            <text:p>34500</text:p>
          </table:table-cell>
          <table:table-cell office:value-type="float" office:value="350" calcext:value-type="float">
            <text:p>350</text:p>
          </table:table-cell>
          <table:table-cell office:value-type="float" office:value="2500" calcext:value-type="float">
            <text:p>2500</text:p>
          </table:table-cell>
          <table:table-cell table:style-name="ce4" office:value-type="date" office:date-value="2019-05-05" calcext:value-type="date">
            <text:p>05.05.19</text:p>
          </table:table-cell>
        </table:table-row>
        <table:table-row table:style-name="ro1">
          <table:table-cell office:value-type="float" office:value="30489" calcext:value-type="float">
            <text:p>30489</text:p>
          </table:table-cell>
          <table:table-cell office:value-type="float" office:value="249100" calcext:value-type="float">
            <text:p>249100</text:p>
          </table:table-cell>
          <table:table-cell office:value-type="float" office:value="300" calcext:value-type="float">
            <text:p>300</text:p>
          </table:table-cell>
          <table:table-cell office:value-type="float" office:value="9000" calcext:value-type="float">
            <text:p>9000</text:p>
          </table:table-cell>
          <table:table-cell table:style-name="ce4" office:value-type="date" office:date-value="2019-09-01" calcext:value-type="date">
            <text:p>01.09.19</text:p>
          </table:table-cell>
        </table:table-row>
        <table:table-row table:style-name="ro1">
          <table:table-cell office:value-type="float" office:value="30666" calcext:value-type="float">
            <text:p>30666</text:p>
          </table:table-cell>
          <table:table-cell office:value-type="float" office:value="241300" calcext:value-type="float">
            <text:p>241300</text:p>
          </table:table-cell>
          <table:table-cell office:value-type="float" office:value="150" calcext:value-type="float">
            <text:p>150</text:p>
          </table:table-cell>
          <table:table-cell office:value-type="float" office:value="12500" calcext:value-type="float">
            <text:p>12500</text:p>
          </table:table-cell>
          <table:table-cell table:style-name="ce4" office:value-type="date" office:date-value="2018-08-31" calcext:value-type="date">
            <text:p>31.08.18</text:p>
          </table:table-cell>
        </table:table-row>
        <table:table-row table:style-name="ro1">
          <table:table-cell office:value-type="float" office:value="30222" calcext:value-type="float">
            <text:p>30222</text:p>
          </table:table-cell>
          <table:table-cell office:value-type="float" office:value="739800" calcext:value-type="float">
            <text:p>739800</text:p>
          </table:table-cell>
          <table:table-cell office:value-type="float" office:value="350" calcext:value-type="float">
            <text:p>350</text:p>
          </table:table-cell>
          <table:table-cell office:value-type="float" office:value="20000" calcext:value-type="float">
            <text:p>20000</text:p>
          </table:table-cell>
          <table:table-cell table:style-name="ce4" office:value-type="date" office:date-value="2019-04-17" calcext:value-type="date">
            <text:p>17.04.19</text:p>
          </table:table-cell>
        </table:table-row>
        <table:table-row table:style-name="ro1">
          <table:table-cell office:value-type="float" office:value="30552" calcext:value-type="float">
            <text:p>30552</text:p>
          </table:table-cell>
          <table:table-cell office:value-type="float" office:value="617100" calcext:value-type="float">
            <text:p>617100</text:p>
          </table:table-cell>
          <table:table-cell office:value-type="float" office:value="300" calcext:value-type="float">
            <text:p>300</text:p>
          </table:table-cell>
          <table:table-cell office:value-type="float" office:value="30000" calcext:value-type="float">
            <text:p>30000</text:p>
          </table:table-cell>
          <table:table-cell table:style-name="ce4" office:value-type="date" office:date-value="2020-04-04" calcext:value-type="date">
            <text:p>04.04.20</text:p>
          </table:table-cell>
        </table:table-row>
        <table:table-row table:style-name="ro1">
          <table:table-cell office:value-type="float" office:value="30713" calcext:value-type="float">
            <text:p>30713</text:p>
          </table:table-cell>
          <table:table-cell office:value-type="float" office:value="103200" calcext:value-type="float">
            <text:p>103200</text:p>
          </table:table-cell>
          <table:table-cell office:value-type="float" office:value="150" calcext:value-type="float">
            <text:p>150</text:p>
          </table:table-cell>
          <table:table-cell office:value-type="float" office:value="7000" calcext:value-type="float">
            <text:p>7000</text:p>
          </table:table-cell>
          <table:table-cell table:style-name="ce4" office:value-type="date" office:date-value="2018-02-28" calcext:value-type="date">
            <text:p>28.02.18</text:p>
          </table:table-cell>
        </table:table-row>
        <table:table-row table:style-name="ro1">
          <table:table-cell office:value-type="float" office:value="30284" calcext:value-type="float">
            <text:p>30284</text:p>
          </table:table-cell>
          <table:table-cell office:value-type="float" office:value="776500" calcext:value-type="float">
            <text:p>776500</text:p>
          </table:table-cell>
          <table:table-cell office:value-type="float" office:value="350" calcext:value-type="float">
            <text:p>350</text:p>
          </table:table-cell>
          <table:table-cell office:value-type="float" office:value="33000" calcext:value-type="float">
            <text:p>33000</text:p>
          </table:table-cell>
          <table:table-cell table:style-name="ce4" office:value-type="date" office:date-value="2018-11-30" calcext:value-type="date">
            <text:p>30.11.18</text:p>
          </table:table-cell>
        </table:table-row>
        <table:table-row table:style-name="ro1">
          <table:table-cell office:value-type="float" office:value="30982" calcext:value-type="float">
            <text:p>30982</text:p>
          </table:table-cell>
          <table:table-cell office:value-type="float" office:value="823800" calcext:value-type="float">
            <text:p>823800</text:p>
          </table:table-cell>
          <table:table-cell office:value-type="float" office:value="100" calcext:value-type="float">
            <text:p>100</text:p>
          </table:table-cell>
          <table:table-cell office:value-type="float" office:value="35000" calcext:value-type="float">
            <text:p>35000</text:p>
          </table:table-cell>
          <table:table-cell table:style-name="ce4" office:value-type="date" office:date-value="2019-10-31" calcext:value-type="date">
            <text:p>31.10.19</text:p>
          </table:table-cell>
        </table:table-row>
        <table:table-row table:style-name="ro1">
          <table:table-cell office:value-type="float" office:value="30873" calcext:value-type="float">
            <text:p>30873</text:p>
          </table:table-cell>
          <table:table-cell office:value-type="float" office:value="644000" calcext:value-type="float">
            <text:p>644000</text:p>
          </table:table-cell>
          <table:table-cell office:value-type="float" office:value="200" calcext:value-type="float">
            <text:p>200</text:p>
          </table:table-cell>
          <table:table-cell office:value-type="float" office:value="27500" calcext:value-type="float">
            <text:p>27500</text:p>
          </table:table-cell>
          <table:table-cell table:style-name="ce4" office:value-type="date" office:date-value="2018-03-31" calcext:value-type="date">
            <text:p>31.03.18</text:p>
          </table:table-cell>
        </table:table-row>
        <table:table-row table:style-name="ro1">
          <table:table-cell office:value-type="float" office:value="30078" calcext:value-type="float">
            <text:p>30078</text:p>
          </table:table-cell>
          <table:table-cell office:value-type="float" office:value="280900" calcext:value-type="float">
            <text:p>2809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table:style-name="ce4" office:value-type="date" office:date-value="2020-07-15" calcext:value-type="date">
            <text:p>15.07.20</text:p>
          </table:table-cell>
        </table:table-row>
        <table:table-row table:style-name="ro1">
          <table:table-cell office:value-type="float" office:value="30313" calcext:value-type="float">
            <text:p>30313</text:p>
          </table:table-cell>
          <table:table-cell office:value-type="float" office:value="949500" calcext:value-type="float">
            <text:p>949500</text:p>
          </table:table-cell>
          <table:table-cell office:value-type="float" office:value="150" calcext:value-type="float">
            <text:p>150</text:p>
          </table:table-cell>
          <table:table-cell office:value-type="float" office:value="40000" calcext:value-type="float">
            <text:p>40000</text:p>
          </table:table-cell>
          <table:table-cell table:style-name="ce4" office:value-type="date" office:date-value="2019-09-09" calcext:value-type="date">
            <text:p>09.09.19</text:p>
          </table:table-cell>
        </table:table-row>
        <table:table-row table:style-name="ro1">
          <table:table-cell office:value-type="float" office:value="30923" calcext:value-type="float">
            <text:p>30923</text:p>
          </table:table-cell>
          <table:table-cell office:value-type="float" office:value="550500" calcext:value-type="float">
            <text:p>550500</text:p>
          </table:table-cell>
          <table:table-cell office:value-type="float" office:value="250" calcext:value-type="float">
            <text:p>250</text:p>
          </table:table-cell>
          <table:table-cell office:value-type="float" office:value="20000" calcext:value-type="float">
            <text:p>20000</text:p>
          </table:table-cell>
          <table:table-cell table:style-name="ce4" office:value-type="date" office:date-value="2019-01-01" calcext:value-type="date">
            <text:p>01.01.19</text:p>
          </table:table-cell>
        </table:table-row>
        <table:table-row table:style-name="ro1">
          <table:table-cell office:value-type="float" office:value="30716" calcext:value-type="float">
            <text:p>30716</text:p>
          </table:table-cell>
          <table:table-cell office:value-type="float" office:value="119100" calcext:value-type="float">
            <text:p>119100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 table:style-name="ce4" office:value-type="date" office:date-value="2018-09-17" calcext:value-type="date">
            <text:p>17.09.18</text:p>
          </table:table-cell>
        </table:table-row>
        <table:table-row table:style-name="ro1" table:number-rows-repeated="46"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.00.0000</text:date>, <text:time style:data-style-name="N2" text:time-value="09:45:32.18625917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2:08:05.969863511</meta:creation-date>
    <dc:date>2017-07-13T09:49:59.297069912</dc:date>
    <meta:editing-duration>PT41M29S</meta:editing-duration>
    <meta:editing-cycles>10</meta:editing-cycles>
    <meta:generator>LibreOffice/5.1.6.2$Linux_X86_64 LibreOffice_project/10m0$Build-2</meta:generator>
    <meta:document-statistic meta:table-count="1" meta:cell-count="85" meta:object-count="0"/>
  </office:meta>
</office:document-meta>
</file>